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67mm"/>
    </style:style>
    <style:style style:name="co2" style:family="table-column">
      <style:table-column-properties fo:break-before="auto" style:column-width="151.02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389.91mm"/>
    </style:style>
    <style:style style:name="co5" style:family="table-column">
      <style:table-column-properties fo:break-before="auto" style:column-width="67.05mm"/>
    </style:style>
    <style:style style:name="co6" style:family="table-column">
      <style:table-column-properties fo:break-before="auto" style:column-width="28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 inkl MwST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rtikelnumm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Weather Balloon 1600</text:p>
          </table:table-cell>
          <table:table-cell office:value-type="string" calcext:value-type="string">
            <text:p>Ballon</text:p>
          </table:table-cell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https://www.stratoflights.com/en/shop/wetterballon/</text:p>
          </table:table-cell>
          <table:table-cell table:style-name="ce3" office:value-type="float" office:value="100150" calcext:value-type="float">
            <text:p>100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chute 2500</text:p>
          </table:table-cell>
          <table:table-cell office:value-type="string" calcext:value-type="string">
            <text:p>Fallschirm</text:p>
          </table:table-cell>
          <table:table-cell table:style-name="ce3" office:value-type="float" office:value="49.95" calcext:value-type="float">
            <text:p>49,95</text:p>
          </table:table-cell>
          <table:table-cell office:value-type="string" calcext:value-type="string">
            <text:p>https://www.stratoflights.com/en/shop/fallschirm/</text:p>
          </table:table-cell>
          <table:table-cell table:style-name="ce3" office:value-type="float" office:value="100100" calcext:value-type="float">
            <text:p>100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Raspberry Pi Zero v1.3</text:p>
          </table:table-cell>
          <table:table-cell office:value-type="string" calcext:value-type="string">
            <text:p>NanoPi zero w</text:p>
          </table:table-cell>
          <table:table-cell table:style-name="ce4" office:value-type="float" office:value="10.95" calcext:value-type="float">
            <text:p>10,95</text:p>
          </table:table-cell>
          <table:table-cell table:style-name="ce6" office:value-type="string" calcext:value-type="string">
            <text:p><text:a xlink:href="https://www.sertronics-shop.de/Raspberry-PiCo/Raspberry-Pi-Zero/BoardsKits/Raspberry-Pi-Zero-W/" xlink:type="simple">https://www.sertronics-shop.de/Raspberry-PiCo/Raspberry-Pi-Zero/BoardsKits/Raspberry-Pi-Zero-W/</text:a></text:p>
          </table:table-cell>
          <table:table-cell office:value-type="string" calcext:value-type="string">
            <text:p>RPIZW-S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ra für Raspberry Pi Zero</text:p>
          </table:table-cell>
          <table:table-cell office:value-type="string" calcext:value-type="string">
            <text:p>PiCam</text:p>
          </table:table-cell>
          <table:table-cell table:style-name="ce4" office:value-type="float" office:value="19.9" calcext:value-type="float">
            <text:p>19,9</text:p>
          </table:table-cell>
          <table:table-cell office:value-type="string" calcext:value-type="string">
            <text:p><text:a xlink:href="https://www.sertronics-shop.de/Raspberry-PiCo/Raspberry-Pi-Zero/Erweiterungsboards-/-Displays-/-Kameras/Kamera-fuer-Raspberry-Pi-Zero/" xlink:type="simple">https://www.sertronics-shop.de/Raspberry-PiCo/Raspberry-Pi-Zero/Erweiterungsboards-/-Displays-/-Kameras/Kamera-fuer-Raspberry-Pi-Zero/</text:a></text:p>
          </table:table-cell>
          <table:table-cell office:value-type="string" calcext:value-type="string">
            <text:p>RPIZ-C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ra für Raspberry Pi Zero</text:p>
          </table:table-cell>
          <table:table-cell office:value-type="string" calcext:value-type="string">
            <text:p>PiCam</text:p>
          </table:table-cell>
          <table:table-cell table:style-name="ce3" office:value-type="float" office:value="19.9" calcext:value-type="float">
            <text:p>19,9</text:p>
          </table:table-cell>
          <table:table-cell office:value-type="string" calcext:value-type="string">
            <text:p>https://www.sertronics-shop.de/Raspberry-PiCo/Raspberry-Pi-Zero/Erweiterungsboards-/-Displays-/-Kameras/Kamera-fuer-Raspberry-Pi-Zero/</text:p>
          </table:table-cell>
          <table:table-cell office:value-type="string" calcext:value-type="string">
            <text:p>RPIZ-CA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arometric Pressure Sensor - BMP180 Breakout</text:p>
          </table:table-cell>
          <table:table-cell office:value-type="string" calcext:value-type="string">
            <text:p>Drucksensor mit Temperatursensor</text:p>
          </table:table-cell>
          <table:table-cell table:style-name="ce3" office:value-type="float" office:value="12.04" calcext:value-type="float">
            <text:p>12,04</text:p>
          </table:table-cell>
          <table:table-cell table:style-name="ce7" office:value-type="string" calcext:value-type="string">
            <text:p><text:a xlink:href="https://www.antratek.de/barometric-pressure-sensor-bmp180" xlink:type="simple">https://www.antratek.de/barometric-pressure-sensor-bmp180</text:a></text:p>
          </table:table-cell>
          <table:table-cell office:value-type="string" calcext:value-type="string">
            <text:p>SFE11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dity and Temperature Sensor Breakout - Si7021</text:p>
          </table:table-cell>
          <table:table-cell office:value-type="string" calcext:value-type="string">
            <text:p>Feuchtigkeitsmesser mit Temperatursensor</text:p>
          </table:table-cell>
          <table:table-cell table:style-name="ce3" office:value-type="float" office:value="8.41" calcext:value-type="float">
            <text:p>8,41</text:p>
          </table:table-cell>
          <table:table-cell table:style-name="ce7" office:value-type="string" calcext:value-type="string">
            <text:p><text:a xlink:href="https://www.antratek.de/humidity-and-temperature-sensor-breakout-si7021" xlink:type="simple">https://www.antratek.de/humidity-and-temperature-sensor-breakout-si7021</text:a></text:p>
          </table:table-cell>
          <table:table-cell office:value-type="string" calcext:value-type="string">
            <text:p>SFE13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U 9DoF - MPU-9250 Breakout</text:p>
          </table:table-cell>
          <table:table-cell office:value-type="string" calcext:value-type="string">
            <text:p>Beschleunigungsmesser, Drehratenmesser und Magnetometer</text:p>
          </table:table-cell>
          <table:table-cell table:style-name="ce3" office:value-type="float" office:value="18.09" calcext:value-type="float">
            <text:p>18,09</text:p>
          </table:table-cell>
          <table:table-cell table:style-name="ce7" office:value-type="string" calcext:value-type="string">
            <text:p><text:a xlink:href="https://www.antratek.de/9-degrees-of-freedom-mpu-9250-breakout" xlink:type="simple">https://www.antratek.de/9-degrees-of-freedom-mpu-9250-breakout</text:a></text:p>
          </table:table-cell>
          <table:table-cell office:value-type="string" calcext:value-type="string">
            <text:p>SFE13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 Sensor Breakout - ML8511</text:p>
          </table:table-cell>
          <table:table-cell office:value-type="string" calcext:value-type="string">
            <text:p>UV Sensor</text:p>
          </table:table-cell>
          <table:table-cell table:style-name="ce3" office:value-type="float" office:value="15.67" calcext:value-type="float">
            <text:p>15,67</text:p>
          </table:table-cell>
          <table:table-cell table:style-name="ce7" office:value-type="string" calcext:value-type="string">
            <text:p><text:a xlink:href="https://www.antratek.de/uv-sensor-breakout-ml8511" xlink:type="simple">https://www.antratek.de/uv-sensor-breakout-ml8511</text:a></text:p>
          </table:table-cell>
          <table:table-cell office:value-type="string" calcext:value-type="string">
            <text:p>SFE12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Sensor - Waterproof (DS18B20)</text:p>
          </table:table-cell>
          <table:table-cell office:value-type="string" calcext:value-type="string">
            <text:p>Haupt/Außen Temperatursensor</text:p>
          </table:table-cell>
          <table:table-cell table:style-name="ce3" office:value-type="float" office:value="12.04" calcext:value-type="float">
            <text:p>12,04</text:p>
          </table:table-cell>
          <table:table-cell table:style-name="ce7" office:value-type="string" calcext:value-type="string">
            <text:p><text:a xlink:href="https://www.antratek.de/temperature-sensor-waterproof-ds18b20" xlink:type="simple">https://www.antratek.de/temperature-sensor-waterproof-ds18b20</text:a></text:p>
          </table:table-cell>
          <table:table-cell office:value-type="string" calcext:value-type="string">
            <text:p>SFE1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S 1115 16 bit ADC</text:p>
          </table:table-cell>
          <table:table-cell office:value-type="string" calcext:value-type="string">
            <text:p>Analog-Digital Wandler für UV-Sensor</text:p>
          </table:table-cell>
          <table:table-cell table:style-name="ce5" office:value-type="float" office:value="18.09" calcext:value-type="float">
            <text:p>18,09</text:p>
          </table:table-cell>
          <table:table-cell office:value-type="string" calcext:value-type="string">
            <text:p>https://www.antratek.de/ads1115-16-bit-adc-4-channel-with-p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O-6M GPS Modul Flight GY-GPS6MV2</text:p>
          </table:table-cell>
          <table:table-cell office:value-type="string" calcext:value-type="string">
            <text:p>GPS Empfänger</text:p>
          </table:table-cell>
          <table:table-cell table:style-name="ce3" office:value-type="float" office:value="7.99" calcext:value-type="float">
            <text:p>7,99</text:p>
          </table:table-cell>
          <table:table-cell table:style-name="ce7" office:value-type="string" calcext:value-type="string">
            <text:p><text:a xlink:href="https://www.amazon.de/MagiDeal-GY-NEO6MV2-NEO-6M-Control-Arduino/dp/B01KHA8784/ref=sr_1_fkmr0_1?s=industrial&amp;ie=UTF8&amp;qid=1507194077&amp;sr=1-1-fkmr0" xlink:type="simple">https://www.amazon.de/MagiDeal-GY-NEO6MV2-NEO-6M-Control-Arduino/dp/B01KHA8784/ref=sr_1_fkmr0_1?s=industrial&amp;ie=UTF8&amp;qid=1507194077&amp;sr=1-1-fkmr0</text:a></text:p>
          </table:table-cell>
          <table:table-cell table:style-name="ce3" office:value-type="string" calcext:value-type="string">
            <text:p>B01KHA878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m =</text:p>
          </table:table-cell>
          <table:table-cell table:style-name="ce3" table:formula="of:=[.C8]+[.C9]+[.C10]+[.C11]+[.C12]+[.C13]+[.C14]+[.C15]+[.C16]+[.C18]+[.C6]+[.C4]+[.C3]" office:value-type="float" office:value="363.94" calcext:value-type="float">
            <text:p>363,94</text:p>
          </table:table-cell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Status_20_11" style:display-name="Status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ext_20_12" style:display-name="Tex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Warning_20_13" style:display-name="Warning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9.05mm" fo:margin-bottom="2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t</meta:initial-creator>
    <meta:editing-cycles>3</meta:editing-cycles>
    <meta:creation-date>2015-06-05T18:17:20</meta:creation-date>
    <dc:date>2017-10-07T17:09:10.530614670</dc:date>
    <meta:editing-duration>PT53M58S</meta:editing-duration>
    <meta:generator>LibreOffice/5.4.1.2.0$Linux_X86_64 LibreOffice_project/40m0$Build-2</meta:generator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